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1236" officeooo:paragraph-rsid="000312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ublic class MyClass{</text:p>
      <text:p text:style-name="P1"/>
      <text:p text:style-name="P1">public static void main ( string args[] ) {</text:p>
      <text:p text:style-name="P1"/>
      <text:p text:style-name="P1">int s1, s2, s3, s4, s5;</text:p>
      <text:p text:style-name="P1"/>
      <text:p text:style-name="P1">Scanner Sub1 =new Scanner ( System.in);</text:p>
      <text:p text:style-name="P1">int s1 = Sub1.nextInt();</text:p>
      <text:p text:style-name="P1"/>
      <text:p text:style-name="P1">Scanner Sub2 =new Scanner ( System.in);</text:p>
      <text:p text:style-name="P1">int s2 = Sub2.nextInt();</text:p>
      <text:p text:style-name="P1"/>
      <text:p text:style-name="P1">Scanner Sub3 =new Scanner ( System.in);</text:p>
      <text:p text:style-name="P1">int s3 = Sub3.nextInt();</text:p>
      <text:p text:style-name="P1"/>
      <text:p text:style-name="P1">Scanner Sub4 =new Scanner ( System.in);</text:p>
      <text:p text:style-name="P1">int s4 = Sub4.nextInt();</text:p>
      <text:p text:style-name="P1"/>
      <text:p text:style-name="P1">Scanner Sub5 =new Scanner ( System.in);</text:p>
      <text:p text:style-name="P1">int s5 = Sub5.nextInt();</text:p>
      <text:p text:style-name="P1"/>
      <text:p text:style-name="P1"/>
      <text:p text:style-name="P1">int totalNum = s1+s2+s3+s4+s5;</text:p>
      <text:p text:style-name="P1"/>
      <text:p text:style-name="P1">float precentage = totalNum / 5;</text:p>
      <text:p text:style-name="P1"/>
      <text:p text:style-name="P1">system.out.println(“Percentage =” +percentage + “%”);</text:p>
      <text:p text:style-name="P1">}</text:p>
      <text:p text:style-name="P1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5T12:19:46.600002614</meta:creation-date>
    <dc:date>2021-05-15T12:28:38.619867716</dc:date>
    <meta:editing-duration>PT8M54S</meta:editing-duration>
    <meta:editing-cycles>1</meta:editing-cycles>
    <meta:document-statistic meta:table-count="0" meta:image-count="0" meta:object-count="0" meta:page-count="1" meta:paragraph-count="18" meta:word-count="85" meta:character-count="519" meta:non-whitespace-character-count="452"/>
    <meta:generator>LibreOffice/6.4.7.2$Linux_X86_64 LibreOffice_project/40$Build-2</meta:generator>
  </office:meta>
</office:document-meta>
</file>